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32.66pt"/>
    </style:style>
    <style:style style:name="co5" style:family="table-column">
      <style:table-column-properties fo:break-before="auto" style:column-width="48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</table:table-row>
      </table:table>
      <table:table table:name="Sheet2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olguyev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kani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C22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1">00/00/0000</text:date>, <text:time style:data-style-name="N2" text:time-value="17:13:08.2589644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k Gupte</meta:initial-creator>
    <meta:creation-date>2017-05-04T10:49:43.125121708</meta:creation-date>
    <dc:date>2017-06-01T17:15:32.456760239</dc:date>
    <meta:editing-duration>PT4H31M20S</meta:editing-duration>
    <meta:editing-cycles>24</meta:editing-cycles>
    <meta:generator>LibreOffice/5.3.1.2$Linux_X86_64 LibreOffice_project/30m0$Build-2</meta:generator>
    <meta:document-statistic meta:table-count="2" meta:cell-count="867" meta:object-count="0"/>
  </office:meta>
</office:document-meta>
</file>